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#ffff99"/>
    </style:style>
    <style:style style:name="ce1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9" table:default-cell-style-name="ce7"/>
        <table:table-column table:style-name="co3" table:default-cell-style-name="ce11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1"/>
        <table:table-column table:style-name="co4" table:default-cell-style-name="ce14"/>
        <table:table-column table:style-name="co2" table:number-columns-repeated="3" table:default-cell-style-name="Default"/>
        <table:table-column table:style-name="co2" table:default-cell-style-name="ce17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ce17"/>
        <table:table-column table:style-name="co4" table:default-cell-style-name="ce14"/>
        <table:table-column table:style-name="co5" table:default-cell-style-name="ce20"/>
        <table:table-column table:style-name="co6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4" table:default-cell-style-name="ce14"/>
        <table:table-column table:style-name="co6" table:default-cell-style-name="ce24"/>
        <table:table-column table:style-name="co2" table:default-cell-style-name="ce29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table:style-name="ce6" office:value-type="string" calcext:value-type="string">
            <text:p>L9</text:p>
          </table:table-cell>
          <table:table-cell table:style-name="ce6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13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5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3"/>
          <table:table-cell table:style-name="ce15" office:value-type="string" calcext:value-type="string">
            <text:p>CP1</text:p>
          </table:table-cell>
          <table:table-cell table:style-name="ce15" office:value-type="string" calcext:value-type="string">
            <text:p>CP2</text:p>
          </table:table-cell>
          <table:table-cell table:style-name="ce15" office:value-type="string" calcext:value-type="string">
            <text:p>IM</text:p>
          </table:table-cell>
          <table:table-cell table:style-name="ce11" office:value-type="string" calcext:value-type="string">
            <text:p>CP Final</text:p>
          </table:table-cell>
          <table:table-cell table:style-name="ce13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R</text:p>
          </table:table-cell>
          <table:table-cell table:style-name="ce18" office:value-type="string" calcext:value-type="string">
            <text:p>FP Final</text:p>
          </table:table-cell>
          <table:table-cell table:style-name="ce13"/>
          <table:table-cell table:style-name="ce19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9" office:value-type="string" calcext:value-type="string">
            <text:p>Final GPA</text:p>
          </table:table-cell>
          <table:table-cell table:style-name="ce22" office:value-type="string" calcext:value-type="string">
            <text:p>Final Submitted GPA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6" office:value-type="string" calcext:value-type="string">
            <text:p>Numerical Grade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8" office:value-type="string" calcext:value-type="string">
            <text:p>GPA </text:p>
          </table:table-cell>
          <table:table-cell table:style-name="ce13"/>
          <table:table-cell table:style-name="ce23"/>
          <table:table-cell table:style-name="ce26"/>
          <table:table-cell table:style-name="ce15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87" calcext:value-type="float">
            <text:p>87</text:p>
          </table:table-cell>
          <table:table-cell table:style-name="ce16" table:formula="of:=(([.N2] / 50)*0.15 + ([.O2] / 50)*0.15 + ([.P2] / 100)*0.2)" office:value-type="float" office:value="0.438" calcext:value-type="float">
            <text:p>0.438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/>
          <table:table-cell table:style-name="ce16" table:formula="of:=( ((SUM(VLOOKUP([.S2]; [.$AH$2:.$AI$14]; 2; 0);  SUM(VLOOKUP([.T2]; [.$AH$2:.$AI$14]; 2; 0) ))) + ([.U2])  ) / (100 + 100 + 30)) * 0.05" office:value-type="float" office:value="0.0380434782608696" calcext:value-type="float">
            <text:p>0.03804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2]; [.$AH$2:.$AI$14]; 2; 0); VLOOKUP([.Y2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2] + [.Q2] + [.V2] + [.Z2]" office:value-type="float" office:value="0.60504347826087" calcext:value-type="float">
            <text:p>0.60504</text:p>
          </table:table-cell>
          <table:table-cell table:style-name="ce21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D-" calcext:value-type="string">
            <text:p>D-</text:p>
          </table:table-cell>
          <table:table-cell table:style-name="ce21"/>
          <table:table-cell table:style-name="ce9" table:formula="of:=VLOOKUP([.AC2]; [.$AK$2:.$AL$13]; 2; 0)" office:value-type="float" office:value="0" calcext:value-type="float">
            <text:p>0</text:p>
          </table:table-cell>
          <table:table-cell table:style-name="ce9" table:formula="of:=VLOOKUP([.AD2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77" calcext:value-type="float">
            <text:p>77</text:p>
          </table:table-cell>
          <table:table-cell table:style-name="ce16" table:formula="of:=(([.N3] / 50)*0.15 + ([.O3] / 50)*0.15 + ([.P3] / 100)*0.2)" office:value-type="float" office:value="0.382" calcext:value-type="float">
            <text:p>0.382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/>
          <table:table-cell table:style-name="ce16" table:formula="of:=( ((SUM(VLOOKUP([.S3]; [.$AH$2:.$AI$14]; 2; 0);  SUM(VLOOKUP([.T3]; [.$AH$2:.$AI$14]; 2; 0) ))) + ([.U3])  ) / (100 + 100 + 30)) * 0.05" office:value-type="float" office:value="0.0373913043478261" calcext:value-type="float">
            <text:p>0.03739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3]; [.$AH$2:.$AI$14]; 2; 0); VLOOKUP([.Y3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3] + [.Q3] + [.V3] + [.Z3]" office:value-type="float" office:value="0.548391304347826" calcext:value-type="float">
            <text:p>0.54839</text:p>
          </table:table-cell>
          <table:table-cell table:style-name="ce21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F" calcext:value-type="string">
            <text:p>F</text:p>
          </table:table-cell>
          <table:table-cell table:style-name="ce21"/>
          <table:table-cell table:style-name="ce9" table:formula="of:=VLOOKUP([.AC3]; [.$AK$2:.$AL$13]; 2; 0)" office:value-type="float" office:value="0" calcext:value-type="float">
            <text:p>0</text:p>
          </table:table-cell>
          <table:table-cell table:style-name="ce9" table:formula="of:=VLOOKUP([.AD3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63" calcext:value-type="float">
            <text:p>63</text:p>
          </table:table-cell>
          <table:table-cell table:style-name="ce16" table:formula="of:=(([.N4] / 50)*0.15 + ([.O4] / 50)*0.15 + ([.P4] / 100)*0.2)" office:value-type="float" office:value="0.339" calcext:value-type="float">
            <text:p>0.339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/>
          <table:table-cell table:style-name="ce16" table:formula="of:=( ((SUM(VLOOKUP([.S4]; [.$AH$2:.$AI$14]; 2; 0);  SUM(VLOOKUP([.T4]; [.$AH$2:.$AI$14]; 2; 0) ))) + ([.U4])  ) / (100 + 100 + 30)) * 0.05" office:value-type="float" office:value="0.0373913043478261" calcext:value-type="float">
            <text:p>0.03739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4]; [.$AH$2:.$AI$14]; 2; 0); VLOOKUP([.Y4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4] + [.Q4] + [.V4] + [.Z4]" office:value-type="float" office:value="0.515891304347826" calcext:value-type="float">
            <text:p>0.51589</text:p>
          </table:table-cell>
          <table:table-cell table:style-name="ce21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F" calcext:value-type="string">
            <text:p>F</text:p>
          </table:table-cell>
          <table:table-cell table:style-name="ce21"/>
          <table:table-cell table:style-name="ce9" table:formula="of:=VLOOKUP([.AC4]; [.$AK$2:.$AL$13]; 2; 0)" office:value-type="float" office:value="0" calcext:value-type="float">
            <text:p>0</text:p>
          </table:table-cell>
          <table:table-cell table:style-name="ce9" table:formula="of:=VLOOKUP([.AD4]; [.$AK$2:.$AL$13]; 2; 0)" office:value-type="string" office:string-value="" calcext:value-type="error">
            <text:p>#N/A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7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90" calcext:value-type="float">
            <text:p>90</text:p>
          </table:table-cell>
          <table:table-cell table:style-name="ce16" table:formula="of:=(([.N5] / 50)*0.15 + ([.O5] / 50)*0.15 + ([.P5] / 100)*0.2)" office:value-type="float" office:value="0.45" calcext:value-type="float">
            <text:p>0.45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-</text:p>
          </table:table-cell>
          <table:table-cell table:style-name="ce7"/>
          <table:table-cell table:style-name="ce16" table:formula="of:=( ((SUM(VLOOKUP([.S5]; [.$AH$2:.$AI$14]; 2; 0);  SUM(VLOOKUP([.T5]; [.$AH$2:.$AI$14]; 2; 0) ))) + ([.U5])  ) / (100 + 100 + 30)) * 0.05" office:value-type="float" office:value="0.0389130434782609" calcext:value-type="float">
            <text:p>0.03891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5]; [.$AH$2:.$AI$14]; 2; 0); VLOOKUP([.Y5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5] + [.Q5] + [.V5] + [.Z5]" office:value-type="float" office:value="0.617913043478261" calcext:value-type="float">
            <text:p>0.61791</text:p>
          </table:table-cell>
          <table:table-cell table:style-name="ce21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D-" calcext:value-type="string">
            <text:p>D-</text:p>
          </table:table-cell>
          <table:table-cell table:style-name="ce21"/>
          <table:table-cell table:style-name="ce9" table:formula="of:=VLOOKUP([.AC5]; [.$AK$2:.$AL$13]; 2; 0)" office:value-type="float" office:value="0" calcext:value-type="float">
            <text:p>0</text:p>
          </table:table-cell>
          <table:table-cell table:style-name="ce9" table:formula="of:=VLOOKUP([.AD5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+</text:p>
          </table:table-cell>
          <table:table-cell table:number-columns-repeated="2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97" calcext:value-type="float">
            <text:p>97</text:p>
          </table:table-cell>
          <table:table-cell table:style-name="ce16" table:formula="of:=(([.N6] / 50)*0.15 + ([.O6] / 50)*0.15 + ([.P6] / 100)*0.2)" office:value-type="float" office:value="0.482" calcext:value-type="float">
            <text:p>0.482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/>
          <table:table-cell table:style-name="ce16" table:formula="of:=( ((SUM(VLOOKUP([.S6]; [.$AH$2:.$AI$14]; 2; 0);  SUM(VLOOKUP([.T6]; [.$AH$2:.$AI$14]; 2; 0) ))) + ([.U6])  ) / (100 + 100 + 30)) * 0.05" office:value-type="float" office:value="0.0395652173913043" calcext:value-type="float">
            <text:p>0.039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X6]; [.$AH$2:.$AI$14]; 2; 0); VLOOKUP([.Y6]; [.$AH$2:.$AI$14]; 2; 0))) / 200 * 0.15" office:value-type="float" office:value="0.144" calcext:value-type="float">
            <text:p>0.14400</text:p>
          </table:table-cell>
          <table:table-cell/>
          <table:table-cell table:style-name="ce19" table:formula="of:=[.L6] + [.Q6] + [.V6] + [.Z6]" office:value-type="float" office:value="0.665565217391304" calcext:value-type="float">
            <text:p>0.66557</text:p>
          </table:table-cell>
          <table:table-cell table:style-name="ce21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D" calcext:value-type="string">
            <text:p>D</text:p>
          </table:table-cell>
          <table:table-cell table:style-name="ce21"/>
          <table:table-cell table:style-name="ce9" table:formula="of:=VLOOKUP([.AC6]; [.$AK$2:.$AL$13]; 2; 0)" office:value-type="float" office:value="1" calcext:value-type="float">
            <text:p>1</text:p>
          </table:table-cell>
          <table:table-cell table:style-name="ce9" table:formula="of:=VLOOKUP([.AD6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93" calcext:value-type="float">
            <text:p>93</text:p>
          </table:table-cell>
          <table:table-cell table:style-name="ce16" table:formula="of:=(([.N7] / 50)*0.15 + ([.O7] / 50)*0.15 + ([.P7] / 100)*0.2)" office:value-type="float" office:value="0.462" calcext:value-type="float">
            <text:p>0.46200</text:p>
          </table:table-cell>
          <table:table-cell/>
          <table:table-cell table:number-columns-repeated="2" table:style-name="ce7" office:value-type="string" calcext:value-type="string">
            <text:p>A-</text:p>
          </table:table-cell>
          <table:table-cell table:style-name="ce7"/>
          <table:table-cell table:style-name="ce16" table:formula="of:=( ((SUM(VLOOKUP([.S7]; [.$AH$2:.$AI$14]; 2; 0);  SUM(VLOOKUP([.T7]; [.$AH$2:.$AI$14]; 2; 0) ))) + ([.U7])  ) / (100 + 100 + 30)) * 0.05" office:value-type="float" office:value="0.0404347826086957" calcext:value-type="float">
            <text:p>0.04043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7]; [.$AH$2:.$AI$14]; 2; 0); VLOOKUP([.Y7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7] + [.Q7] + [.V7] + [.Z7]" office:value-type="float" office:value="0.641934782608696" calcext:value-type="float">
            <text:p>0.64193</text:p>
          </table:table-cell>
          <table:table-cell table:style-name="ce21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D" calcext:value-type="string">
            <text:p>D</text:p>
          </table:table-cell>
          <table:table-cell table:style-name="ce21"/>
          <table:table-cell table:style-name="ce9" table:formula="of:=VLOOKUP([.AC7]; [.$AK$2:.$AL$13]; 2; 0)" office:value-type="float" office:value="1" calcext:value-type="float">
            <text:p>1</text:p>
          </table:table-cell>
          <table:table-cell table:style-name="ce9" table:formula="of:=VLOOKUP([.AD7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8" calcext:value-type="float">
            <text:p>88</text:p>
          </table:table-cell>
          <table:table-cell table:style-name="ce16" table:formula="of:=(([.N8] / 50)*0.15 + ([.O8] / 50)*0.15 + ([.P8] / 100)*0.2)" office:value-type="float" office:value="0.452" calcext:value-type="float">
            <text:p>0.45200</text:p>
          </table:table-cell>
          <table:table-cell/>
          <table:table-cell table:number-columns-repeated="2" table:style-name="ce7" office:value-type="string" calcext:value-type="string">
            <text:p>B+</text:p>
          </table:table-cell>
          <table:table-cell table:style-name="ce7"/>
          <table:table-cell table:style-name="ce16" table:formula="of:=( ((SUM(VLOOKUP([.S8]; [.$AH$2:.$AI$14]; 2; 0);  SUM(VLOOKUP([.T8]; [.$AH$2:.$AI$14]; 2; 0) ))) + ([.U8])  ) / (100 + 100 + 30)) * 0.05" office:value-type="float" office:value="0.038695652173913" calcext:value-type="float">
            <text:p>0.03870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8]; [.$AH$2:.$AI$14]; 2; 0); VLOOKUP([.Y8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8] + [.Q8] + [.V8] + [.Z8]" office:value-type="float" office:value="0.619695652173913" calcext:value-type="float">
            <text:p>0.61970</text:p>
          </table:table-cell>
          <table:table-cell table:style-name="ce21" table:formula="of:=IF([.AB8]&gt;=0.9875;&quot;A+&quot;;  IF([.AB8]&gt;=0.94; &quot;A&quot;; IF([.AB8]&gt;=0.9; &quot;A-&quot;; IF([.AB8]&gt;=0.87; &quot;B+&quot;; IF([.AB8]&gt;=0.84;&quot;B&quot;; IF([.AB8]&gt;=0.8; &quot;B-&quot;; IF([.AB8]&gt;=0.77; &quot;C+&quot;; IF([.AB8]&gt;=0.74;&quot;C&quot;; IF([.AB8]&gt;=0.7; &quot;C-&quot;; IF([.AB8]&gt;=0.67; &quot;D+&quot;; IF([.AB8]&gt;=0.64;&quot;D&quot;; IF([.AB8]&gt;=0.6; &quot;D-&quot;; &quot;F&quot;))))))))))))" office:value-type="string" office:string-value="D-" calcext:value-type="string">
            <text:p>D-</text:p>
          </table:table-cell>
          <table:table-cell table:style-name="ce21"/>
          <table:table-cell table:style-name="ce9" table:formula="of:=VLOOKUP([.AC8]; [.$AK$2:.$AL$13]; 2; 0)" office:value-type="float" office:value="0" calcext:value-type="float">
            <text:p>0</text:p>
          </table:table-cell>
          <table:table-cell table:style-name="ce9" table:formula="of:=VLOOKUP([.AD8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82" calcext:value-type="float">
            <text:p>82</text:p>
          </table:table-cell>
          <table:table-cell table:style-name="ce16" table:formula="of:=(([.N9] / 50)*0.15 + ([.O9] / 50)*0.15 + ([.P9] / 100)*0.2)" office:value-type="float" office:value="0.44" calcext:value-type="float">
            <text:p>0.44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-</text:p>
          </table:table-cell>
          <table:table-cell table:style-name="ce7"/>
          <table:table-cell table:style-name="ce16" table:formula="of:=( ((SUM(VLOOKUP([.S9]; [.$AH$2:.$AI$14]; 2; 0);  SUM(VLOOKUP([.T9]; [.$AH$2:.$AI$14]; 2; 0) ))) + ([.U9])  ) / (100 + 100 + 30)) * 0.05" office:value-type="float" office:value="0.0389130434782609" calcext:value-type="float">
            <text:p>0.03891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9]; [.$AH$2:.$AI$14]; 2; 0); VLOOKUP([.Y9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9] + [.Q9] + [.V9] + [.Z9]" office:value-type="float" office:value="0.618413043478261" calcext:value-type="float">
            <text:p>0.61841</text:p>
          </table:table-cell>
          <table:table-cell table:style-name="ce21" table:formula="of:=IF([.AB9]&gt;=0.9875;&quot;A+&quot;;  IF([.AB9]&gt;=0.94; &quot;A&quot;; IF([.AB9]&gt;=0.9; &quot;A-&quot;; IF([.AB9]&gt;=0.87; &quot;B+&quot;; IF([.AB9]&gt;=0.84;&quot;B&quot;; IF([.AB9]&gt;=0.8; &quot;B-&quot;; IF([.AB9]&gt;=0.77; &quot;C+&quot;; IF([.AB9]&gt;=0.74;&quot;C&quot;; IF([.AB9]&gt;=0.7; &quot;C-&quot;; IF([.AB9]&gt;=0.67; &quot;D+&quot;; IF([.AB9]&gt;=0.64;&quot;D&quot;; IF([.AB9]&gt;=0.6; &quot;D-&quot;; &quot;F&quot;))))))))))))" office:value-type="string" office:string-value="D-" calcext:value-type="string">
            <text:p>D-</text:p>
          </table:table-cell>
          <table:table-cell table:style-name="ce21"/>
          <table:table-cell table:style-name="ce9" table:formula="of:=VLOOKUP([.AC9]; [.$AK$2:.$AL$13]; 2; 0)" office:value-type="float" office:value="0" calcext:value-type="float">
            <text:p>0</text:p>
          </table:table-cell>
          <table:table-cell table:style-name="ce9" table:formula="of:=VLOOKUP([.AD9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69" calcext:value-type="float">
            <text:p>69</text:p>
          </table:table-cell>
          <table:table-cell table:style-name="ce16" table:formula="of:=(([.N10] / 50)*0.15 + ([.O10] / 50)*0.15 + ([.P10] / 100)*0.2)" office:value-type="float" office:value="0.372" calcext:value-type="float">
            <text:p>0.372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/>
          <table:table-cell table:style-name="ce16" table:formula="of:=( ((SUM(VLOOKUP([.S10]; [.$AH$2:.$AI$14]; 2; 0);  SUM(VLOOKUP([.T10]; [.$AH$2:.$AI$14]; 2; 0) ))) + ([.U10])  ) / (100 + 100 + 30)) * 0.05" office:value-type="float" office:value="0.0380434782608696" calcext:value-type="float">
            <text:p>0.03804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10]; [.$AH$2:.$AI$14]; 2; 0); VLOOKUP([.Y10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10] + [.Q10] + [.V10] + [.Z10]" office:value-type="float" office:value="0.54954347826087" calcext:value-type="float">
            <text:p>0.54954</text:p>
          </table:table-cell>
          <table:table-cell table:style-name="ce21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F" calcext:value-type="string">
            <text:p>F</text:p>
          </table:table-cell>
          <table:table-cell table:style-name="ce21"/>
          <table:table-cell table:style-name="ce9" table:formula="of:=VLOOKUP([.AC10]; [.$AK$2:.$AL$13]; 2; 0)" office:value-type="float" office:value="0" calcext:value-type="float">
            <text:p>0</text:p>
          </table:table-cell>
          <table:table-cell table:style-name="ce9" table:formula="of:=VLOOKUP([.AD10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B+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80" calcext:value-type="float">
            <text:p>80</text:p>
          </table:table-cell>
          <table:table-cell table:style-name="ce16" table:formula="of:=(([.N11] / 50)*0.15 + ([.O11] / 50)*0.15 + ([.P11] / 100)*0.2)" office:value-type="float" office:value="0.385" calcext:value-type="float">
            <text:p>0.385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/>
          <table:table-cell table:style-name="ce16" table:formula="of:=( ((SUM(VLOOKUP([.S11]; [.$AH$2:.$AI$14]; 2; 0);  SUM(VLOOKUP([.T11]; [.$AH$2:.$AI$14]; 2; 0) ))) + ([.U11])  ) / (100 + 100 + 30)) * 0.05" office:value-type="float" office:value="0.0373913043478261" calcext:value-type="float">
            <text:p>0.03739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11]; [.$AH$2:.$AI$14]; 2; 0); VLOOKUP([.Y11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11] + [.Q11] + [.V11] + [.Z11]" office:value-type="float" office:value="0.551391304347826" calcext:value-type="float">
            <text:p>0.55139</text:p>
          </table:table-cell>
          <table:table-cell table:style-name="ce21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F" calcext:value-type="string">
            <text:p>F</text:p>
          </table:table-cell>
          <table:table-cell table:style-name="ce21"/>
          <table:table-cell table:style-name="ce9" table:formula="of:=VLOOKUP([.AC11]; [.$AK$2:.$AL$13]; 2; 0)" office:value-type="float" office:value="0" calcext:value-type="float">
            <text:p>0</text:p>
          </table:table-cell>
          <table:table-cell table:style-name="ce9" table:formula="of:=VLOOKUP([.AD11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9" calcext:value-type="float">
            <text:p>89</text:p>
          </table:table-cell>
          <table:table-cell table:style-name="ce16" table:formula="of:=(([.N12] / 50)*0.15 + ([.O12] / 50)*0.15 + ([.P12] / 100)*0.2)" office:value-type="float" office:value="0.451" calcext:value-type="float">
            <text:p>0.45100</text:p>
          </table:table-cell>
          <table:table-cell/>
          <table:table-cell table:number-columns-repeated="2" table:style-name="ce7" office:value-type="string" calcext:value-type="string">
            <text:p>A-</text:p>
          </table:table-cell>
          <table:table-cell table:style-name="ce7"/>
          <table:table-cell table:style-name="ce16" table:formula="of:=( ((SUM(VLOOKUP([.S12]; [.$AH$2:.$AI$14]; 2; 0);  SUM(VLOOKUP([.T12]; [.$AH$2:.$AI$14]; 2; 0) ))) + ([.U12])  ) / (100 + 100 + 30)) * 0.05" office:value-type="float" office:value="0.0404347826086957" calcext:value-type="float">
            <text:p>0.04043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12]; [.$AH$2:.$AI$14]; 2; 0); VLOOKUP([.Y12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12] + [.Q12] + [.V12] + [.Z12]" office:value-type="float" office:value="0.620434782608696" calcext:value-type="float">
            <text:p>0.62043</text:p>
          </table:table-cell>
          <table:table-cell table:style-name="ce21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D-" calcext:value-type="string">
            <text:p>D-</text:p>
          </table:table-cell>
          <table:table-cell table:style-name="ce21"/>
          <table:table-cell table:style-name="ce9" table:formula="of:=VLOOKUP([.AC12]; [.$AK$2:.$AL$13]; 2; 0)" office:value-type="float" office:value="0" calcext:value-type="float">
            <text:p>0</text:p>
          </table:table-cell>
          <table:table-cell table:style-name="ce9" table:formula="of:=VLOOKUP([.AD12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66" calcext:value-type="float">
            <text:p>66</text:p>
          </table:table-cell>
          <table:table-cell table:style-name="ce16" table:formula="of:=(([.N13] / 50)*0.15 + ([.O13] / 50)*0.15 + ([.P13] / 100)*0.2)" office:value-type="float" office:value="0.39" calcext:value-type="float">
            <text:p>0.390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/>
          <table:table-cell table:style-name="ce16" table:formula="of:=( ((SUM(VLOOKUP([.S13]; [.$AH$2:.$AI$14]; 2; 0);  SUM(VLOOKUP([.T13]; [.$AH$2:.$AI$14]; 2; 0) ))) + ([.U13])  ) / (100 + 100 + 30)) * 0.05" office:value-type="float" office:value="0.0373913043478261" calcext:value-type="float">
            <text:p>0.03739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13]; [.$AH$2:.$AI$14]; 2; 0); VLOOKUP([.Y13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13] + [.Q13] + [.V13] + [.Z13]" office:value-type="float" office:value="0.556391304347826" calcext:value-type="float">
            <text:p>0.55639</text:p>
          </table:table-cell>
          <table:table-cell table:style-name="ce21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F" calcext:value-type="string">
            <text:p>F</text:p>
          </table:table-cell>
          <table:table-cell table:style-name="ce21"/>
          <table:table-cell table:style-name="ce9" table:formula="of:=VLOOKUP([.AC13]; [.$AK$2:.$AL$13]; 2; 0)" office:value-type="float" office:value="0" calcext:value-type="float">
            <text:p>0</text:p>
          </table:table-cell>
          <table:table-cell table:style-name="ce9" table:formula="of:=VLOOKUP([.AD13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76" calcext:value-type="float">
            <text:p>76</text:p>
          </table:table-cell>
          <table:table-cell table:style-name="ce16" table:formula="of:=(([.N14] / 50)*0.15 + ([.O14] / 50)*0.15 + ([.P14] / 100)*0.2)" office:value-type="float" office:value="0.416" calcext:value-type="float">
            <text:p>0.41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/>
          <table:table-cell table:style-name="ce16" table:formula="of:=( ((SUM(VLOOKUP([.S14]; [.$AH$2:.$AI$14]; 2; 0);  SUM(VLOOKUP([.T14]; [.$AH$2:.$AI$14]; 2; 0) ))) + ([.U14])  ) / (100 + 100 + 30)) * 0.05" office:value-type="float" office:value="0.0380434782608696" calcext:value-type="float">
            <text:p>0.03804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14]; [.$AH$2:.$AI$14]; 2; 0); VLOOKUP([.Y14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14] + [.Q14] + [.V14] + [.Z14]" office:value-type="float" office:value="0.58304347826087" calcext:value-type="float">
            <text:p>0.58304</text:p>
          </table:table-cell>
          <table:table-cell table:style-name="ce21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F" calcext:value-type="string">
            <text:p>F</text:p>
          </table:table-cell>
          <table:table-cell table:style-name="ce21"/>
          <table:table-cell table:style-name="ce9" table:formula="of:=VLOOKUP([.AC14]; [.$AK$2:.$AL$13]; 2; 0)" office:value-type="float" office:value="0" calcext:value-type="float">
            <text:p>0</text:p>
          </table:table-cell>
          <table:table-cell table:style-name="ce9" table:formula="of:=VLOOKUP([.AD14]; [.$AK$2:.$AL$13]; 2; 0)" office:value-type="string" office:string-value="" calcext:value-type="error">
            <text:p>#N/A</text:p>
          </table:table-cell>
          <table:table-cell/>
          <table:table-cell table:style-name="ce25"/>
          <table:table-cell table:style-name="ce14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75" calcext:value-type="float">
            <text:p>75</text:p>
          </table:table-cell>
          <table:table-cell table:style-name="ce16" table:formula="of:=(([.N15] / 50)*0.15 + ([.O15] / 50)*0.15 + ([.P15] / 100)*0.2)" office:value-type="float" office:value="0.402" calcext:value-type="float">
            <text:p>0.402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/>
          <table:table-cell table:style-name="ce16" table:formula="of:=( ((SUM(VLOOKUP([.S15]; [.$AH$2:.$AI$14]; 2; 0);  SUM(VLOOKUP([.T15]; [.$AH$2:.$AI$14]; 2; 0) ))) + ([.U15])  ) / (100 + 100 + 30)) * 0.05" office:value-type="float" office:value="0.0373913043478261" calcext:value-type="float">
            <text:p>0.03739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6" table:formula="of:=(SUM(VLOOKUP([.X15]; [.$AH$2:.$AI$14]; 2; 0); VLOOKUP([.Y15]; [.$AH$2:.$AI$14]; 2; 0))) / 200 * 0.15" office:value-type="float" office:value="0.129" calcext:value-type="float">
            <text:p>0.12900</text:p>
          </table:table-cell>
          <table:table-cell/>
          <table:table-cell table:style-name="ce19" table:formula="of:=[.L15] + [.Q15] + [.V15] + [.Z15]" office:value-type="float" office:value="0.568391304347826" calcext:value-type="float">
            <text:p>0.56839</text:p>
          </table:table-cell>
          <table:table-cell table:style-name="ce21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F" calcext:value-type="string">
            <text:p>F</text:p>
          </table:table-cell>
          <table:table-cell table:style-name="ce21"/>
          <table:table-cell table:style-name="ce9" table:formula="of:=VLOOKUP([.AC15]; [.$AK$2:.$AL$13]; 2; 0)" office:value-type="float" office:value="0" calcext:value-type="float">
            <text:p>0</text:p>
          </table:table-cell>
          <table:table-cell table:style-name="ce9" table:formula="of:=VLOOKUP([.AD15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84" calcext:value-type="float">
            <text:p>84</text:p>
          </table:table-cell>
          <table:table-cell table:style-name="ce16" table:formula="of:=(([.N16] / 50)*0.15 + ([.O16] / 50)*0.15 + ([.P16] / 100)*0.2)" office:value-type="float" office:value="0.435" calcext:value-type="float">
            <text:p>0.43500</text:p>
          </table:table-cell>
          <table:table-cell/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B+</text:p>
          </table:table-cell>
          <table:table-cell table:style-name="ce7"/>
          <table:table-cell table:style-name="ce16" table:formula="of:=( ((SUM(VLOOKUP([.S16]; [.$AH$2:.$AI$14]; 2; 0);  SUM(VLOOKUP([.T16]; [.$AH$2:.$AI$14]; 2; 0) ))) + ([.U16])  ) / (100 + 100 + 30)) * 0.05" office:value-type="float" office:value="0.0395652173913043" calcext:value-type="float">
            <text:p>0.039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16]; [.$AH$2:.$AI$14]; 2; 0); VLOOKUP([.Y16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16] + [.Q16] + [.V16] + [.Z16]" office:value-type="float" office:value="0.614065217391304" calcext:value-type="float">
            <text:p>0.61407</text:p>
          </table:table-cell>
          <table:table-cell table:style-name="ce21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D-" calcext:value-type="string">
            <text:p>D-</text:p>
          </table:table-cell>
          <table:table-cell table:style-name="ce21"/>
          <table:table-cell table:style-name="ce9" table:formula="of:=VLOOKUP([.AC16]; [.$AK$2:.$AL$13]; 2; 0)" office:value-type="float" office:value="0" calcext:value-type="float">
            <text:p>0</text:p>
          </table:table-cell>
          <table:table-cell table:style-name="ce9" table:formula="of:=VLOOKUP([.AD16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4" calcext:value-type="float">
            <text:p>84</text:p>
          </table:table-cell>
          <table:table-cell table:style-name="ce16" table:formula="of:=(([.N17] / 50)*0.15 + ([.O17] / 50)*0.15 + ([.P17] / 100)*0.2)" office:value-type="float" office:value="0.423" calcext:value-type="float">
            <text:p>0.423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/>
          <table:table-cell table:style-name="ce16" table:formula="of:=( ((SUM(VLOOKUP([.S17]; [.$AH$2:.$AI$14]; 2; 0);  SUM(VLOOKUP([.T17]; [.$AH$2:.$AI$14]; 2; 0) ))) + ([.U17])  ) / (100 + 100 + 30)) * 0.05" office:value-type="float" office:value="0.0373913043478261" calcext:value-type="float">
            <text:p>0.0373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X17]; [.$AH$2:.$AI$14]; 2; 0); VLOOKUP([.Y17]; [.$AH$2:.$AI$14]; 2; 0))) / 200 * 0.15" office:value-type="float" office:value="0.144" calcext:value-type="float">
            <text:p>0.14400</text:p>
          </table:table-cell>
          <table:table-cell/>
          <table:table-cell table:style-name="ce19" table:formula="of:=[.L17] + [.Q17] + [.V17] + [.Z17]" office:value-type="float" office:value="0.604391304347826" calcext:value-type="float">
            <text:p>0.60439</text:p>
          </table:table-cell>
          <table:table-cell table:style-name="ce21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D-" calcext:value-type="string">
            <text:p>D-</text:p>
          </table:table-cell>
          <table:table-cell table:style-name="ce21"/>
          <table:table-cell table:style-name="ce9" table:formula="of:=VLOOKUP([.AC17]; [.$AK$2:.$AL$13]; 2; 0)" office:value-type="float" office:value="0" calcext:value-type="float">
            <text:p>0</text:p>
          </table:table-cell>
          <table:table-cell table:style-name="ce9" table:formula="of:=VLOOKUP([.AD17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6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49" calcext:value-type="float">
            <text:p>49</text:p>
          </table:table-cell>
          <table:table-cell table:style-name="ce7" office:value-type="float" office:value="95" calcext:value-type="float">
            <text:p>95</text:p>
          </table:table-cell>
          <table:table-cell table:style-name="ce16" table:formula="of:=(([.N18] / 50)*0.15 + ([.O18] / 50)*0.15 + ([.P18] / 100)*0.2)" office:value-type="float" office:value="0.484" calcext:value-type="float">
            <text:p>0.484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/>
          <table:table-cell table:style-name="ce16" table:formula="of:=( ((SUM(VLOOKUP([.S18]; [.$AH$2:.$AI$14]; 2; 0);  SUM(VLOOKUP([.T18]; [.$AH$2:.$AI$14]; 2; 0) ))) + ([.U18])  ) / (100 + 100 + 30)) * 0.05" office:value-type="float" office:value="0.0395652173913043" calcext:value-type="float">
            <text:p>0.039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X18]; [.$AH$2:.$AI$14]; 2; 0); VLOOKUP([.Y18]; [.$AH$2:.$AI$14]; 2; 0))) / 200 * 0.15" office:value-type="float" office:value="0.1395" calcext:value-type="float">
            <text:p>0.13950</text:p>
          </table:table-cell>
          <table:table-cell/>
          <table:table-cell table:style-name="ce19" table:formula="of:=[.L18] + [.Q18] + [.V18] + [.Z18]" office:value-type="float" office:value="0.663065217391304" calcext:value-type="float">
            <text:p>0.66307</text:p>
          </table:table-cell>
          <table:table-cell table:style-name="ce21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D" calcext:value-type="string">
            <text:p>D</text:p>
          </table:table-cell>
          <table:table-cell table:style-name="ce21"/>
          <table:table-cell table:style-name="ce9" table:formula="of:=VLOOKUP([.AC18]; [.$AK$2:.$AL$13]; 2; 0)" office:value-type="float" office:value="1" calcext:value-type="float">
            <text:p>1</text:p>
          </table:table-cell>
          <table:table-cell table:style-name="ce9" table:formula="of:=VLOOKUP([.AD18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table:style-name="ce7" office:value-type="float" office:value="69" calcext:value-type="float">
            <text:p>69</text:p>
          </table:table-cell>
          <table:table-cell table:style-name="ce16" table:formula="of:=(([.N19] / 50)*0.15 + ([.O19] / 50)*0.15 + ([.P19] / 100)*0.2)" office:value-type="float" office:value="0.39" calcext:value-type="float">
            <text:p>0.390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/>
          <table:table-cell table:style-name="ce16" table:formula="of:=( ((SUM(VLOOKUP([.S19]; [.$AH$2:.$AI$14]; 2; 0);  SUM(VLOOKUP([.T19]; [.$AH$2:.$AI$14]; 2; 0) ))) + ([.U19])  ) / (100 + 100 + 30)) * 0.05" office:value-type="float" office:value="0.0373913043478261" calcext:value-type="float">
            <text:p>0.0373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X19]; [.$AH$2:.$AI$14]; 2; 0); VLOOKUP([.Y19]; [.$AH$2:.$AI$14]; 2; 0))) / 200 * 0.15" office:value-type="float" office:value="0.144" calcext:value-type="float">
            <text:p>0.14400</text:p>
          </table:table-cell>
          <table:table-cell/>
          <table:table-cell table:style-name="ce19" table:formula="of:=[.L19] + [.Q19] + [.V19] + [.Z19]" office:value-type="float" office:value="0.571391304347826" calcext:value-type="float">
            <text:p>0.57139</text:p>
          </table:table-cell>
          <table:table-cell table:style-name="ce21" table:formula="of:=IF([.AB19]&gt;=0.9875;&quot;A+&quot;;  IF([.AB19]&gt;=0.94; &quot;A&quot;; IF([.AB19]&gt;=0.9; &quot;A-&quot;; IF([.AB19]&gt;=0.87; &quot;B+&quot;; IF([.AB19]&gt;=0.84;&quot;B&quot;; IF([.AB19]&gt;=0.8; &quot;B-&quot;; IF([.AB19]&gt;=0.77; &quot;C+&quot;; IF([.AB19]&gt;=0.74;&quot;C&quot;; IF([.AB19]&gt;=0.7; &quot;C-&quot;; IF([.AB19]&gt;=0.67; &quot;D+&quot;; IF([.AB19]&gt;=0.64;&quot;D&quot;; IF([.AB19]&gt;=0.6; &quot;D-&quot;; &quot;F&quot;))))))))))))" office:value-type="string" office:string-value="F" calcext:value-type="string">
            <text:p>F</text:p>
          </table:table-cell>
          <table:table-cell table:style-name="ce21"/>
          <table:table-cell table:style-name="ce9" table:formula="of:=VLOOKUP([.AC19]; [.$AK$2:.$AL$13]; 2; 0)" office:value-type="float" office:value="0" calcext:value-type="float">
            <text:p>0</text:p>
          </table:table-cell>
          <table:table-cell table:style-name="ce9" table:formula="of:=VLOOKUP([.AD19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7"/>
          <table:table-cell table:style-name="ce10" table:number-columns-repeated="3"/>
          <table:table-cell table:number-columns-repeated="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8"/>
          <table:table-cell table:style-name="ce10" table:number-columns-repeated="2"/>
          <table:table-cell table:number-columns-repeated="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number-columns-repeated="12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number-columns-repeated="11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11"/>
          <table:table-cell table:style-name="ce12"/>
          <table:table-cell/>
          <table:table-cell table:formula="of:=AVERAGE([.N2:.N25])" office:value-type="float" office:value="42.8333333333333" calcext:value-type="float">
            <text:p>42.8333333333</text:p>
          </table:table-cell>
          <table:table-cell table:formula="of:=AVERAGE([.O2:.O25])" office:value-type="float" office:value="43.5555555555556" calcext:value-type="float">
            <text:p>43.5555555556</text:p>
          </table:table-cell>
          <table:table-cell table:style-name="ce7" table:formula="of:=AVERAGE([.P2:.P25])" office:value-type="float" office:value="81.3333333333333" calcext:value-type="float">
            <text:p>81.3333333333</text:p>
          </table:table-cell>
          <table:table-cell table:style-name="ce12"/>
          <table:table-cell table:number-columns-repeated="11"/>
          <table:table-cell table:style-name="ce21" table:number-columns-repeated="2"/>
          <table:table-cell table:number-columns-repeated="990"/>
        </table:table-row>
        <table:table-row table:style-name="ro1">
          <table:table-cell table:number-columns-repeated="11"/>
          <table:table-cell table:style-name="ce12"/>
          <table:table-cell/>
          <table:table-cell table:formula="of:=[.N26] / 50" office:value-type="float" office:value="0.856666666666667" calcext:value-type="float">
            <text:p>0.8566666667</text:p>
          </table:table-cell>
          <table:table-cell table:formula="of:=[.O26] / 50" office:value-type="float" office:value="0.871111111111111" calcext:value-type="float">
            <text:p>0.8711111111</text:p>
          </table:table-cell>
          <table:table-cell table:style-name="ce7" table:formula="of:=[.P26] / 100" office:value-type="float" office:value="0.813333333333333" calcext:value-type="float">
            <text:p>0.8133333333</text:p>
          </table:table-cell>
          <table:table-cell table:number-columns-repeated="11"/>
          <table:table-cell table:style-name="ce21" table:formula="of:=AVERAGE([.AB2:.AB25])" office:value-type="float" office:value="0.59527536231884" calcext:value-type="float">
            <text:p>0.5952753623</text:p>
          </table:table-cell>
          <table:table-cell table:style-name="ce17" table:number-columns-repeated="2"/>
          <table:table-cell table:style-name="ce21" table:formula="of:=AVERAGE([.AE2:.AE25])" office:value-type="float" office:value="0.166666666666667" calcext:value-type="float">
            <text:p>0.1666666667</text:p>
          </table:table-cell>
          <table:table-cell table:style-name="ce21" table:formula="of:=AVERAGE([.AF2:.AF25]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22:43:18.539836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5-05T22:48:06.251604340</dc:date>
    <dc:creator>Gregory Kapfhammer</dc:creator>
    <meta:editing-duration>P30DT19H33M4S</meta:editing-duration>
    <meta:editing-cycles>348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539" meta:object-count="0"/>
  </office:meta>
</office:document-meta>
</file>